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933" draw:textarea-horizontal-align="justify" draw:textarea-vertical-align="middle" draw:auto-grow-height="false" fo:min-height="1.75cm" fo:min-width="1.25cm"/>
    </style:style>
    <style:style style:name="gr2" style:family="graphic" style:parent-style-name="standard">
      <style:graphic-properties draw:textarea-horizontal-align="justify" draw:textarea-vertical-align="middle" draw:auto-grow-height="false" fo:min-height="1.75cm" fo:min-width="0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="none" draw:fill-color="#ffffff" fo:min-height="3.781cm"/>
      <style:paragraph-properties style:writing-mode="lr-tb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-color="#00a9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Lucida Sans Unicode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ff" loext:opacity="100%" style:font-name="Courier New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Courier New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Courier New"/>
    </style:style>
    <style:style style:name="T4" style:family="text">
      <style:text-properties style:font-name="Lucida Sans Unico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6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1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4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75cm" svg:height="2cm" svg:x="2cm" svg:y="1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25cm" svg:height="2cm" svg:x="6.7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6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10.3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9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9.6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8.2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5cm" svg:height="0.5cm" svg:x="7.5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4" draw:layer="layout" svg:width="3.75cm" svg:height="4.031cm" svg:x="16cm" svg:y="2.75cm">
          <draw:text-box>
            <text:p><text:span text:style-name="T1">0</text:span><text:span text:style-name="T2">447</text:span></text:p>
            <text:p><text:span text:style-name="T2">+629</text:span></text:p>
            <text:p><text:span text:style-name="T3"/></text:p>
            <text:p><text:span text:style-name="T4"/></text:p>
          </draw:text-box>
        </draw:frame>
        <draw:line draw:style-name="gr5" draw:text-style-name="P5" draw:layer="layout" svg:x1="16.25cm" svg:y1="5cm" svg:x2="18.5cm" svg:y2="5cm">
          <text:p/>
        </draw:line>
        <draw:line draw:style-name="gr6" draw:text-style-name="P5" draw:layer="layout" svg:x1="2cm" svg:y1="17cm" svg:x2="20cm" svg:y2="17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5T22:20:06.505000000</meta:creation-date>
    <dc:date>2024-08-01T10:05:46.424000000</dc:date>
    <meta:editing-duration>P1DT3H11M33S</meta:editing-duration>
    <meta:editing-cycles>4</meta:editing-cycles>
    <meta:generator>LibreOffice/7.2.7.2$Windows_X86_64 LibreOffice_project/8d71d29d553c0f7dcbfa38fbfda25ee34cce99a2</meta:generator>
    <meta:document-statistic meta:object-count="66"/>
  </office:meta>
</office:document-meta>
</file>